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40">
        <text:h text:style-name="Heading_20_4" text:outline-level="4">Sort By Time Tag</text:h>
        <text:p text:style-name="Text_20_body_20_indent_20_Organon">If chosen, the results will be sorted by time and/or date.</text:p>
        <text:p text:style-name="Text_20_body_20_indent_20_Organon">Files, which don't hold a tag for your selection (time, date, time and date), will be left out unless you select 'use untagged files'. These files will be added after the sorted.</text:p>
        <text:p text:style-name="Text_20_body_20_indent_20_Organon"/>
        <text:p text:style-name="Text_20_body_20_indent_20_Organon">Time is sorted from 00:00 to 23:59</text:p>
        <text:p text:style-name="Text_20_body_20_indent_20_Organon">Date can be entered from 0.0.0 to 31.12.9999 (DDMMYYYY)</text:p>
        <text:p text:style-name="Text_20_body_20_indent_20_Organon">(sorted by YYYYMMDD)</text:p>
        <text:p text:style-name="Text_20_body_20_indent_20_Organon">Using date and time the files will be sorted by date and for each date by time.</text:p>
        <text:p text:style-name="Text_20_body_20_indent_20_Organon"/>
        <text:p text:style-name="Text_20_body_20_indent_20_Organon">Entering the date format MMDDYYYY or YYYYMMDD will be added to future versions of Organon.</text:p>
        <text:p text:style-name="Text_20_body_20_indent_20_Organon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8" meta:word-count="98" meta:character-count="530"/>
    <dc:date>2014-08-31T12:45:15.56</dc:date>
    <meta:editing-duration>P0D</meta:editing-duration>
    <meta:editing-cycles>1</meta:editing-cycles>
    <meta:generator>OpenOffice/4.1.0$Win32 OpenOffice.org_project/410m18$Build-9764</meta:generator>
  </office:meta>
</office:document-meta>
</file>